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ef047" officeooo:paragraph-rsid="000ef04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officeooo:rsid="000ef047" officeooo:paragraph-rsid="000ef047" style:font-size-asian="10.5pt" style:font-size-complex="12pt"/>
    </style:style>
    <style:style style:name="P3" style:family="paragraph" style:parent-style-name="Standard">
      <style:text-properties fo:font-size="12pt" officeooo:rsid="00130127" officeooo:paragraph-rsid="00130127" style:font-size-asian="10.5pt" style:font-size-complex="12pt"/>
    </style:style>
    <style:style style:name="P4" style:family="paragraph" style:parent-style-name="Standard">
      <style:text-properties fo:font-size="12pt" officeooo:rsid="001790bb" officeooo:paragraph-rsid="001790bb" style:font-size-asian="10.5pt" style:font-size-complex="12pt"/>
    </style:style>
    <style:style style:name="P5" style:family="paragraph" style:parent-style-name="Standard">
      <style:text-properties fo:font-size="12pt" fo:font-weight="bold" officeooo:rsid="000ef047" officeooo:paragraph-rsid="000ef047" style:font-size-asian="10.5pt" style:font-weight-asian="bold" style:font-size-complex="12pt" style:font-weight-complex="bold"/>
    </style:style>
    <style:style style:name="T1" style:family="text">
      <style:text-properties officeooo:rsid="00116056"/>
    </style:style>
    <style:style style:name="T2" style:family="text">
      <style:text-properties officeooo:rsid="00147b34"/>
    </style:style>
    <style:style style:name="T3" style:family="text">
      <style:text-properties officeooo:rsid="0016c261"/>
    </style:style>
    <style:style style:name="T4" style:family="text">
      <style:text-properties officeooo:rsid="00178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itial Analysis</text:p>
      <text:p text:style-name="P5">What command codes do you see represented in the capture?</text:p>
      <text:p text:style-name="P2">['0x0B', '0xB9', '0xAB'<text:span text:style-name="T1">] all appear. </text:span></text:p>
      <text:p text:style-name="P3">0x0B: <text:span text:style-name="T2">Fast Read</text:span></text:p>
      <text:p text:style-name="P3">0xB9: <text:span text:style-name="T3">Deep Power Down</text:span></text:p>
      <text:p text:style-name="P3">0xAB: <text:span text:style-name="T4">Release from deep power down</text:span></text:p>
      <text:p text:style-name="P5">Does it look like we will encounter any problems with memory</text:p>
      <text:p text:style-name="P5">contents being modified during the course of our capture?</text:p>
      <text:p text:style-name="P4">Doesn’t look like it, we can just skip the other commands and only attend to packets that have the ‘Fast Read’ command.</text:p>
      <text:p text:style-name="P2"/>
      <text:p text:style-name="P1">2) Memory Contents Reconstructio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3:45:22.541174174</meta:creation-date>
    <meta:generator>LibreOffice/6.4.6.2$Linux_X86_64 LibreOffice_project/40$Build-2</meta:generator>
    <dc:date>2021-04-09T20:56:03.267945854</dc:date>
    <meta:editing-duration>PT6H50M15S</meta:editing-duration>
    <meta:editing-cycles>11</meta:editing-cycles>
    <meta:document-statistic meta:table-count="0" meta:image-count="0" meta:object-count="0" meta:page-count="1" meta:paragraph-count="10" meta:word-count="77" meta:character-count="452" meta:non-whitespace-character-count="384"/>
  </office:meta>
</office:document-meta>
</file>